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9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1.217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9.458cm"/>
    </style:style>
    <style:style style:name="co6" style:family="table-column">
      <style:table-column-properties fo:break-before="auto" style:column-width="11.426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2.011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3.464cm"/>
    </style:style>
    <style:style style:name="co1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3.249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75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699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2.671cm"/>
    </style:style>
    <style:style style:name="co22" style:family="table-column">
      <style:table-column-properties fo:break-before="auto" style:column-width="2.646cm"/>
    </style:style>
    <style:style style:name="co23" style:family="table-column">
      <style:table-column-properties fo:break-before="auto" style:column-width="2.882cm"/>
    </style:style>
    <style:style style:name="co24" style:family="table-column">
      <style:table-column-properties fo:break-before="auto" style:column-width="2.776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3.016cm"/>
    </style:style>
    <style:style style:name="co27" style:family="table-column">
      <style:table-column-properties fo:break-before="auto" style:column-width="4.842cm"/>
    </style:style>
    <style:style style:name="co28" style:family="table-column">
      <style:table-column-properties fo:break-before="auto" style:column-width="6.78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2.914cm"/>
    </style:style>
    <style:style style:name="co32" style:family="table-column">
      <style:table-column-properties fo:break-before="auto" style:column-width="2.554cm"/>
    </style:style>
    <style:style style:name="co33" style:family="table-column">
      <style:table-column-properties fo:break-before="auto" style:column-width="2.722cm"/>
    </style:style>
    <style:style style:name="co34" style:family="table-column">
      <style:table-column-properties fo:break-before="auto" style:column-width="1.642cm"/>
    </style:style>
    <style:style style:name="co35" style:family="table-column">
      <style:table-column-properties fo:break-before="auto" style:column-width="6.493cm"/>
    </style:style>
    <style:style style:name="co36" style:family="table-column">
      <style:table-column-properties fo:break-before="auto" style:column-width="3.35cm"/>
    </style:style>
    <style:style style:name="co37" style:family="table-column">
      <style:table-column-properties fo:break-before="auto" style:column-width="5.865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1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134cm" fo:break-before="auto" style:use-optimal-row-height="false"/>
    </style:style>
    <style:style style:name="ro10" style:family="table-row">
      <style:table-row-properties style:row-height="3.64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ta4" style:family="table" style:master-page-name="PageStyle_5f_Planilha4">
      <style:table-properties table:display="true" style:writing-mode="lr-tb"/>
    </style:style>
    <style:style style:name="ta2" style:family="table" style:master-page-name="PageStyle_5f_Planilha1">
      <style:table-properties table:display="true" style:writing-mode="lr-tb"/>
    </style:style>
    <style:style style:name="ta3" style:family="table" style:master-page-name="PageStyle_5f_Planilha2">
      <style:table-properties table:display="true" style:writing-mode="lr-tb"/>
    </style:style>
    <style:style style:name="ta5" style:family="table" style:master-page-name="PageStyle_5f_Planilha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a" style:text-outline="false" style:text-line-through-style="none" style:text-line-through-type="none" style:font-name="Arial1" fo:font-size="10pt" fo:font-style="normal" fo:text-shadow="none" style:text-underline-style="none" fo:font-weight="normal" style:font-name-asian="Arial2" style:font-size-asian="10pt" style:language-asian="ar" style:country-asian="SA" style:font-style-asian="normal" style:font-weight-asian="normal" style:font-name-complex="Arial1" style:font-size-complex="6.80000019073486pt" style:language-complex="none" style:country-complex="none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20_Built-in_20_Currency" style:data-style-name="N104">
      <style:table-cell-properties fo:border-bottom="0.74pt solid #000000" fo:background-color="#fff2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-is-not-between([$Analise.$G4],[$Analise.$H4])" style:apply-style-name="ConditionalStyle_5f_2" style:base-cell-address="Mapa.E8"/>
    </style:style>
    <style:style style:name="ce1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a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a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20_Built-in_20_Currency" style:data-style-name="N10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-is-not-between([$Analise.$G4],[$Analise.$H4])" style:apply-style-name="ConditionalStyle_5f_2" style:base-cell-address="Mapa.E8"/>
    </style:style>
    <style:style style:name="ce21" style:family="table-cell" style:parent-style-name="Excel_20_Built-in_20_Currency" style:data-style-name="N10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-is-not-between([$Analise.$G4],[$Analise.$H4])" style:apply-style-name="ConditionalStyle_5f_2" style:base-cell-address="Mapa.I8"/>
    </style:style>
    <style:style style:name="ce2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20_Built-in_20_Currency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20_Built-in_20_Currency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lt;3" style:apply-style-name="ConditionalStyle_5f_1" style:base-cell-address="Mapa.K8"/>
    </style:style>
    <style:style style:name="ce46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04">
      <style:table-cell-properties fo:border-bottom="0.06pt solid #000000" style:text-align-source="fix" style:repeat-content="false" fo:border-left="none" fo:border-right="0.06pt solid #000000" style:rotation-align="none" fo:border-top="0.06pt solid #000000"/>
      <style:paragraph-properties fo:text-align="start" fo:margin-left="1.058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1">
      <style:table-cell-properties style:text-align-source="fix" style:repeat-content="fals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04">
      <style:table-cell-properties style:text-align-source="fix" style:repeat-content="fals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rotation-align="none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ackground-color="#ffd7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99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ffff00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wrap-option="wrap" style:rotation-align="none"/>
    </style:style>
    <style:style style:name="ce105" style:family="table-cell" style:parent-style-name="Default">
      <style:table-cell-properties fo:wrap-option="wrap" style:rotation-align="non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8" style:family="table-cell" style:parent-style-name="Default" style:data-style-name="N10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1.5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weight-asian="normal" style:font-weight-complex="normal" style:font-style-asian="normal" style:font-style-complex="normal"/>
    </style:style>
    <style:style style:name="T3" style:family="text">
      <style:text-properties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font-weight="bold" style:font-weight-asian="bold" style:font-weight-complex="bold"/>
    </style:style>
    <style:style style:name="T4" style:family="text">
      <style:text-properties style:font-name="Times New Roman" fo:font-size="16pt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6pt" style:font-size-complex="16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pa" table:style-name="ta2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4" table:number-columns-repeated="42" table:default-cell-style-name="ce5"/>
        <table:table-row table:style-name="ro2">
          <table:table-cell table:style-name="ce1" office:value-type="string" calcext:value-type="string" table:number-columns-spanned="13" table:number-rows-spanned="2">
            <text:p>MAPA COMPARATIVO E ANÁLISE CRÍTICA DOS ORÇAMENTOS</text:p>
          </table:table-cell>
          <table:covered-table-cell table:number-columns-repeated="12" table:style-name="ce1"/>
          <table:table-cell table:style-name="ce47" table:number-columns-repeated="2"/>
          <table:table-cell table:number-columns-repeated="46"/>
        </table:table-row>
        <table:table-row table:style-name="ro2">
          <table:covered-table-cell table:number-columns-repeated="13" table:style-name="ce1"/>
          <table:table-cell table:style-name="ce47" table:number-columns-repeated="2"/>
          <table:table-cell table:number-columns-repeated="46"/>
        </table:table-row>
        <table:table-row table:style-name="ro3">
          <table:table-cell table:style-name="ce2" office:value-type="string" calcext:value-type="string" table:number-columns-spanned="13" table:number-rows-spanned="1">
            <text:p>DIVISÃO TÉCNICA</text:p>
          </table:table-cell>
          <table:covered-table-cell table:number-columns-repeated="12" table:style-name="ce2"/>
          <table:table-cell table:number-columns-repeated="48"/>
        </table:table-row>
        <table:table-row table:style-name="ro4">
          <table:table-cell table:style-name="ce3" office:value-type="string" calcext:value-type="string" table:number-columns-spanned="1" table:number-rows-spanned="4">
            <text:p>Nr Ord</text:p>
          </table:table-cell>
          <table:table-cell table:style-name="ce3" office:value-type="string" calcext:value-type="string" table:number-columns-spanned="1" table:number-rows-spanned="4">
            <text:p>Discriminação</text:p>
          </table:table-cell>
          <table:table-cell table:style-name="ce3" office:value-type="string" calcext:value-type="string" table:number-columns-spanned="1" table:number-rows-spanned="4">
            <text:p>Und</text:p>
          </table:table-cell>
          <table:table-cell table:style-name="ce3" office:value-type="string" calcext:value-type="string" table:number-columns-spanned="1" table:number-rows-spanned="4">
            <text:p>Qtd</text:p>
          </table:table-cell>
          <table:table-cell table:style-name="ce28" office:value-type="string" calcext:value-type="string">
            <text:p>Incisos I e II da IN Nº 73, 05 de AGOSTO de 2020</text:p>
          </table:table-cell>
          <table:table-cell table:style-name="ce16" office:value-type="string" calcext:value-type="string">
            <text:p>Inciso III da IN Nº 73, de 05 de AGOSTO de 2020</text:p>
          </table:table-cell>
          <table:table-cell table:style-name="ce16" office:value-type="string" calcext:value-type="string" table:number-columns-spanned="3" table:number-rows-spanned="1">
            <text:p>Inciso IV da IN Nº 73, de 05 de AGOSTO de 2020</text:p>
          </table:table-cell>
          <table:covered-table-cell table:number-columns-repeated="2" table:style-name="ce16"/>
          <table:table-cell table:style-name="ce24" office:value-type="string" calcext:value-type="string" table:number-columns-spanned="1" table:number-rows-spanned="4">
            <text:p>Nr </text:p>
            <text:p>Propostas</text:p>
          </table:table-cell>
          <table:table-cell table:style-name="ce24" office:value-type="string" calcext:value-type="string" table:number-columns-spanned="1" table:number-rows-spanned="4">
            <text:p>Propostas consideradas</text:p>
          </table:table-cell>
          <table:table-cell table:style-name="ce24" office:value-type="string" calcext:value-type="string" table:number-columns-spanned="1" table:number-rows-spanned="4">
            <text:p>Valor</text:p>
            <text:p>Médio (R$)</text:p>
          </table:table-cell>
          <table:table-cell table:style-name="ce24" office:value-type="string" calcext:value-type="string" table:number-columns-spanned="1" table:number-rows-spanned="4">
            <text:p>Valor</text:p>
            <text:p>Total (R$)</text:p>
          </table:table-cell>
          <table:table-cell table:number-columns-repeated="48"/>
        </table:table-row>
        <table:table-row table:style-name="ro4">
          <table:covered-table-cell table:number-columns-repeated="4" table:style-name="ce3"/>
          <table:table-cell table:style-name="ce29" office:value-type="string" calcext:value-type="string">
            <text:p>Banco de preços</text:p>
          </table:table-cell>
          <table:table-cell table:style-name="ce18" office:value-type="string" calcext:value-type="string">
            <text:p>Mídia especializada/Sitios eletrônicos/Sites de Domínio amplo</text:p>
          </table:table-cell>
          <table:table-cell table:style-name="ce18" office:value-type="string" calcext:value-type="string" table:number-columns-spanned="3" table:number-rows-spanned="1">
            <text:p>Pesquisa com Fornecedores</text:p>
          </table:table-cell>
          <table:covered-table-cell table:number-columns-repeated="2" table:style-name="ce18"/>
          <table:covered-table-cell table:number-columns-repeated="4" table:style-name="ce24"/>
          <table:table-cell table:number-columns-repeated="48"/>
        </table:table-row>
        <table:table-row table:style-name="ro2">
          <table:covered-table-cell table:number-columns-repeated="4" table:style-name="ce3"/>
          <table:table-cell table:number-columns-repeated="2" table:style-name="ce30" office:value-type="string" calcext:value-type="string">
            <text:p>Pesquisa 01</text:p>
          </table:table-cell>
          <table:table-cell table:style-name="ce30" office:value-type="string" calcext:value-type="string">
            <text:p>Fornecedor 01</text:p>
          </table:table-cell>
          <table:table-cell table:style-name="ce30" office:value-type="string" calcext:value-type="string">
            <text:p>Fornecedor 02</text:p>
          </table:table-cell>
          <table:table-cell table:style-name="ce30" office:value-type="string" calcext:value-type="string">
            <text:p>Fornecedor 03</text:p>
          </table:table-cell>
          <table:covered-table-cell table:number-columns-repeated="4" table:style-name="ce24"/>
          <table:table-cell table:number-columns-repeated="48"/>
        </table:table-row>
        <table:table-row table:style-name="ro2">
          <table:covered-table-cell table:number-columns-repeated="4" table:style-name="ce3"/>
          <table:table-cell table:number-columns-repeated="5" table:style-name="ce30" office:value-type="string" calcext:value-type="string">
            <text:p>Vr Unit</text:p>
          </table:table-cell>
          <table:covered-table-cell table:number-columns-repeated="4" table:style-name="ce24"/>
          <table:table-cell table:style-name="ce84" table:number-columns-repeated="6"/>
          <table:table-cell table:number-columns-repeated="42"/>
        </table:table-row>
        <table:table-row table:style-name="ro5">
          <table:table-cell table:style-name="ce22" table:formula="of:=ROW()-7" office:value-type="float" office:value="1" calcext:value-type="float">
            <text:p>1</text:p>
          </table:table-cell>
          <table:table-cell table:style-name="ce6" office:value-type="string" calcext:value-type="string">
            <text:p>Cabine de pintura elestrostática com aplicador manual, conforme FET.DT.P03.002.</text:p>
          </table:table-cell>
          <table:table-cell table:style-name="ce26" office:value-type="string" calcext:value-type="string">
            <text:p>Und</text:p>
          </table:table-cell>
          <table:table-cell table:style-name="ce27" office:value-type="float" office:value="2" calcext:value-type="float">
            <text:p>2</text:p>
          </table:table-cell>
          <table:table-cell table:style-name="ce13" table:number-columns-repeated="2"/>
          <table:table-cell table:style-name="ce17" office:value-type="currency" office:currency="BRL" office:value="72000" calcext:value-type="currency">
            <text:p>R$ 72.000,00</text:p>
          </table:table-cell>
          <table:table-cell table:style-name="ce17" office:value-type="currency" office:currency="BRL" office:value="66350" calcext:value-type="currency">
            <text:p>R$ 66.350,00</text:p>
          </table:table-cell>
          <table:table-cell table:style-name="ce21" office:value-type="currency" office:currency="BRL" office:value="74840" calcext:value-type="currency">
            <text:p>R$ 74.840,00</text:p>
          </table:table-cell>
          <table:table-cell table:style-name="ce44" table:formula="of:=COUNT([.E8:.I8])" office:value-type="float" office:value="3" calcext:value-type="float">
            <text:p>3</text:p>
          </table:table-cell>
          <table:table-cell table:style-name="ce45" table:formula="of:=COUNTIFS([.E8:.I8];&quot;&lt;=&quot;&amp;[$Analise.G4];[.E8:.I8];&quot;&gt;=&quot;&amp;[$Analise.H4])" office:value-type="float" office:value="3" calcext:value-type="float">
            <text:p>3</text:p>
          </table:table-cell>
          <table:table-cell table:style-name="ce46" table:formula="of:=ROUND(SUMIFS([.E8:.I8];[.E8:.I8];&quot;&lt;=&quot;&amp;[$Analise.G4];[.E8:.I8];&quot;&gt;=&quot;&amp;[$Analise.H4])/[.K8];2)" office:value-type="currency" office:currency="BRL" office:value="71063.33" calcext:value-type="currency">
            <text:p>R$ 71.063,33</text:p>
          </table:table-cell>
          <table:table-cell table:style-name="ce46" table:formula="of:=[.L8]*[.D8]" office:value-type="currency" office:currency="BRL" office:value="142126.66" calcext:value-type="currency">
            <text:p>R$ 142.126,66</text:p>
          </table:table-cell>
          <table:table-cell table:style-name="ce84"/>
          <table:table-cell table:style-name="ce85"/>
          <table:table-cell table:style-name="ce84" table:number-columns-repeated="2"/>
          <table:table-cell table:style-name="ce86" table:number-columns-repeated="2"/>
          <table:table-cell table:number-columns-repeated="42"/>
        </table:table-row>
        <table:table-row table:style-name="ro2">
          <table:table-cell table:style-name="Default" table:number-columns-repeated="6"/>
          <table:table-cell table:number-columns-repeated="5"/>
          <table:table-cell table:style-name="ce32" office:value-type="string" calcext:value-type="string">
            <text:p>VALOR TOTAL</text:p>
          </table:table-cell>
          <table:table-cell table:style-name="ce33" table:formula="of:=SUM([.M8:.M8])" office:value-type="currency" office:currency="BRL" office:value="142126.66" calcext:value-type="currency">
            <text:p>R$ 142.126,66</text:p>
          </table:table-cell>
          <table:table-cell table:number-columns-repeated="48"/>
        </table:table-row>
        <table:table-row table:style-name="ro6">
          <table:table-cell table:style-name="Default" table:number-columns-repeated="6"/>
          <table:table-cell table:number-columns-repeated="55"/>
        </table:table-row>
        <table:table-row table:style-name="ro2">
          <table:table-cell/>
          <table:table-cell table:style-name="ce8" office:value-type="string" calcext:value-type="string" table:number-columns-spanned="5" table:number-rows-spanned="4">
            <text:p><text:span text:style-name="T2">____________________________________________________</text:span></text:p>
            <text:p><text:span text:style-name="T2">Mateus </text:span><text:span text:style-name="T3">Lourival</text:span><text:span text:style-name="T4"> Sales da Silva – Sd</text:span></text:p>
            <text:p><text:span text:style-name="T2">Auxiliar da Seção de Orçamentação</text:span></text:p>
          </table:table-cell>
          <table:covered-table-cell table:style-name="ce8" office:value-type="string" calcext:value-type="string">
            <text:p>Mola, equivalente ao código NSN <text:s/>5340-15-020-1966.</text:p>
          </table:covered-table-cell>
          <table:covered-table-cell table:number-columns-repeated="3" table:style-name="ce8"/>
          <table:table-cell table:number-columns-repeated="2"/>
          <table:table-cell table:style-name="ce8" office:value-type="string" calcext:value-type="string" table:number-columns-spanned="3" table:number-rows-spanned="4">
            <text:p><text:span text:style-name="T2">_________________________________________________</text:span></text:p>
            <text:p><text:span text:style-name="T2">Caio Gomes </text:span><text:span text:style-name="T3">Bonaldi</text:span><text:span text:style-name="T4"> – 1º Ten</text:span></text:p>
            <text:p><text:span text:style-name="T2">Chefe da Seção de Orçamentação</text:span></text:p>
          </table:table-cell>
          <table:covered-table-cell table:number-columns-repeated="2"/>
          <table:table-cell table:number-columns-repeated="50"/>
        </table:table-row>
        <table:table-row table:style-name="ro2">
          <table:table-cell/>
          <table:covered-table-cell table:style-name="ce8"/>
          <table:covered-table-cell table:style-name="ce8" office:value-type="string" calcext:value-type="string">
            <text:p>Capa, equivalente ao código NSN 2530-15-020-3139.</text:p>
          </table:covered-table-cell>
          <table:covered-table-cell table:number-columns-repeated="3" table:style-name="ce8"/>
          <table:table-cell table:number-columns-repeated="2"/>
          <table:covered-table-cell table:number-columns-repeated="3"/>
          <table:table-cell table:number-columns-repeated="50"/>
        </table:table-row>
        <table:table-row table:style-name="ro2">
          <table:table-cell/>
          <table:covered-table-cell table:number-columns-repeated="5" table:style-name="ce8"/>
          <table:table-cell table:number-columns-repeated="2"/>
          <table:covered-table-cell table:number-columns-repeated="3"/>
          <table:table-cell table:number-columns-repeated="50"/>
        </table:table-row>
        <table:table-row table:style-name="ro2">
          <table:table-cell/>
          <table:covered-table-cell table:number-columns-repeated="5" table:style-name="ce8"/>
          <table:table-cell table:number-columns-repeated="2"/>
          <table:covered-table-cell table:number-columns-repeated="3"/>
          <table:table-cell table:number-columns-repeated="50"/>
        </table:table-row>
        <table:table-row table:style-name="ro2" table:number-rows-repeated="1048561">
          <table:table-cell table:number-columns-repeated="61"/>
        </table:table-row>
        <table:table-row table:style-name="ro2">
          <table:table-cell table:number-columns-repeated="61"/>
        </table:table-row>
        <table:named-expressions>
          <table:named-range table:name="_xlnm.Print_Area" table:base-cell-address="$Mapa.$A$1" table:cell-range-address="$Mapa.$A$1:.$M$8" table:range-usable-as="print-range"/>
        </table:named-expressions>
        <calcext:conditional-formats>
          <calcext:conditional-format calcext:target-range-address="Mapa.K8:Mapa.K8">
            <calcext:condition calcext:apply-style-name="ConditionalStyle_1" calcext:value="&lt;3" calcext:base-cell-address="Mapa.K8"/>
          </calcext:conditional-format>
          <calcext:conditional-format calcext:target-range-address="Mapa.E8:Mapa.H8">
            <calcext:condition calcext:apply-style-name="ConditionalStyle_2" calcext:value="not-between([$Analise.$G4],[$Analise.$H4])" calcext:base-cell-address="Mapa.E8"/>
          </calcext:conditional-format>
          <calcext:conditional-format calcext:target-range-address="Mapa.I8:Mapa.I8">
            <calcext:condition calcext:apply-style-name="ConditionalStyle_2" calcext:value="not-between([$Analise.$G4],[$Analise.$H4])" calcext:base-cell-address="Mapa.I8"/>
          </calcext:conditional-format>
        </calcext:conditional-formats>
      </table:table>
      <table:table table:name="Analise" table:style-name="ta3">
        <office:forms form:automatic-focus="false" form:apply-design-mode="false"/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24" table:default-cell-style-name="ce90"/>
        <table:table-column table:style-name="co25" table:default-cell-style-name="ce90"/>
        <table:table-column table:style-name="co22" table:default-cell-style-name="ce90"/>
        <table:table-column table:style-name="co26" table:default-cell-style-name="ce90"/>
        <table:table-column table:style-name="co27" table:default-cell-style-name="ce90"/>
        <table:table-column table:style-name="co29" table:number-columns-repeated="54" table:default-cell-style-name="Default"/>
        <table:table-row table:style-name="ro5">
          <table:table-cell table:style-name="ce41" office:value-type="string" calcext:value-type="string" table:number-columns-spanned="8" table:number-rows-spanned="2">
            <text:p>Análise Crítica de Preço</text:p>
          </table:table-cell>
          <table:covered-table-cell table:number-columns-repeated="7" table:style-name="ce41"/>
          <table:table-cell table:style-name="ce97" office:value-type="string" calcext:value-type="string">
            <text:p>PORCENTAGEM</text:p>
            <text:p>APLICADA</text:p>
          </table:table-cell>
          <table:table-cell table:number-columns-repeated="55"/>
        </table:table-row>
        <table:table-row table:style-name="ro2">
          <table:covered-table-cell table:number-columns-repeated="8" table:style-name="ce41"/>
          <table:table-cell table:style-name="ce98" office:value-type="percentage" office:value="0.3" calcext:value-type="percentage">
            <office:annotation draw:style-name="gr1" draw:text-style-name="P2" svg:width="2.91cm" svg:height="1.793cm" svg:x="24.155cm" svg:y="0.397cm" draw:caption-point-x="-0.619cm" draw:caption-point-y="0.454cm">
              <dc:date>2020-07-08T00:00:00</dc:date>
              <text:p text:style-name="P1"><text:span text:style-name="T1">NÃO COPIAR ESTA CÉLULA</text:span></text:p>
              <text:p text:style-name="P1"><text:span text:style-name="T1"/></text:p>
            </office:annotation>
            <text:p>30,00%</text:p>
          </table:table-cell>
          <table:table-cell table:style-name="ce99"/>
          <table:table-cell table:number-columns-repeated="54"/>
        </table:table-row>
        <table:table-row table:style-name="ro7">
          <table:table-cell table:style-name="ce89" office:value-type="string" calcext:value-type="string">
            <text:p>item</text:p>
          </table:table-cell>
          <table:table-cell table:style-name="ce91" office:value-type="string" calcext:value-type="string">
            <text:p>Quantidade menos o maior e menor</text:p>
          </table:table-cell>
          <table:table-cell table:style-name="ce91" office:value-type="string" calcext:value-type="string">
            <text:p>Menor</text:p>
          </table:table-cell>
          <table:table-cell table:style-name="ce91" office:value-type="string" calcext:value-type="string">
            <text:p>Maior</text:p>
          </table:table-cell>
          <table:table-cell table:style-name="ce91" office:value-type="string" calcext:value-type="string">
            <text:p>Somatório menos o maior e menor</text:p>
          </table:table-cell>
          <table:table-cell table:style-name="ce91" office:value-type="string" calcext:value-type="string">
            <text:p>Média sem os valores maior e menor</text:p>
          </table:table-cell>
          <table:table-cell table:style-name="ce95" office:value-type="string" calcext:value-type="string">
            <text:p>Valor máximo aceitável</text:p>
          </table:table-cell>
          <table:table-cell table:style-name="ce96" office:value-type="string" calcext:value-type="string">
            <text:p>Valor mínimo aceitável</text:p>
          </table:table-cell>
          <table:table-cell table:number-columns-repeated="56"/>
        </table:table-row>
        <table:table-row table:style-name="ro9">
          <table:table-cell table:style-name="ce89" office:value-type="float" office:value="1" calcext:value-type="float">
            <text:p>1</text:p>
          </table:table-cell>
          <table:table-cell table:style-name="ce93" table:formula="of:=[$Mapa.J8]-2" office:value-type="float" office:value="1" calcext:value-type="float">
            <text:p>1</text:p>
          </table:table-cell>
          <table:table-cell table:style-name="ce94" table:formula="of:=SMALL([$Mapa.E8:$Mapa.I8];1)" office:value-type="currency" office:currency="BRL" office:value="66350" calcext:value-type="currency">
            <text:p>R$ 66.350,00</text:p>
          </table:table-cell>
          <table:table-cell table:style-name="ce94" table:formula="of:=LARGE([$Mapa.E8:$Mapa.I8];1)" office:value-type="currency" office:currency="BRL" office:value="74840" calcext:value-type="currency">
            <text:p>R$ 74.840,00</text:p>
          </table:table-cell>
          <table:table-cell table:style-name="ce94" table:formula="of:=SUM([$Mapa.E8:$Mapa.I8])-[.C4]-[.D4]" office:value-type="currency" office:currency="BRL" office:value="72000" calcext:value-type="currency">
            <text:p>R$ 72.000,00</text:p>
          </table:table-cell>
          <table:table-cell table:style-name="ce94" table:formula="of:=[.E4]/[.B4]" office:value-type="currency" office:currency="BRL" office:value="72000" calcext:value-type="currency">
            <text:p>R$ 72.000,00</text:p>
          </table:table-cell>
          <table:table-cell table:style-name="ce94" table:formula="of:=[.F4]*(1+[.$I$2])" office:value-type="currency" office:currency="BRL" office:value="93600" calcext:value-type="currency">
            <text:p>R$ 93.600,00</text:p>
          </table:table-cell>
          <table:table-cell table:style-name="ce94" table:formula="of:=[.F4]*(1-[.$I$2])" office:value-type="currency" office:currency="BRL" office:value="50400" calcext:value-type="currency">
            <text:p>R$ 50.400,00</text:p>
          </table:table-cell>
          <table:table-cell table:number-columns-repeated="56"/>
        </table:table-row>
        <table:table-row table:style-name="ro9" table:number-rows-repeated="104857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ota" table:style-name="ta5">
        <table:table-column table:style-name="co29" table:default-cell-style-name="ce102"/>
        <table:table-column table:style-name="co28" table:default-cell-style-name="ce90"/>
        <table:table-column table:style-name="co30" table:default-cell-style-name="Default"/>
        <table:table-column table:style-name="co31" table:default-cell-style-name="Default"/>
        <table:table-column table:style-name="co32" table:default-cell-style-name="ce90"/>
        <table:table-column table:style-name="co17" table:default-cell-style-name="ce9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29" table:number-columns-repeated="2" table:default-cell-style-name="Default"/>
        <table:table-column table:style-name="co37" table:default-cell-style-name="Default"/>
        <table:table-column table:style-name="co29" table:number-columns-repeated="50" table:default-cell-style-name="Default"/>
        <table:table-row table:style-name="ro8">
          <table:table-cell table:style-name="ce100" office:value-type="string" calcext:value-type="string">
            <text:p>Item Cota</text:p>
          </table:table-cell>
          <table:table-cell table:style-name="ce103" office:value-type="string" calcext:value-type="string">
            <text:p>Descrição Cota</text:p>
          </table:table-cell>
          <table:table-cell table:style-name="ce103" office:value-type="string" calcext:value-type="string">
            <text:p>Qtd Cota</text:p>
          </table:table-cell>
          <table:table-cell table:style-name="ce103" office:value-type="string" calcext:value-type="string">
            <text:p>Valor Cota</text:p>
          </table:table-cell>
          <table:table-cell table:style-name="ce103" office:value-type="string" calcext:value-type="string">
            <text:p>Porcentagem</text:p>
            <text:p>Cota</text:p>
          </table:table-cell>
          <table:table-cell table:style-name="ce107" office:value-type="string" calcext:value-type="string">
            <text:p>Qtd Item Original</text:p>
          </table:table-cell>
          <table:table-cell table:style-name="ce103" office:value-type="string" calcext:value-type="string">
            <text:p>Valor Item Original</text:p>
          </table:table-cell>
          <table:table-cell table:style-name="ce106" office:value-type="string" calcext:value-type="string">
            <text:p>Cota</text:p>
          </table:table-cell>
          <table:table-cell table:style-name="ce106" office:value-type="string" calcext:value-type="string">
            <text:p>Descrição original</text:p>
          </table:table-cell>
          <table:table-cell table:number-columns-repeated="6"/>
          <table:table-cell table:style-name="ce111" table:number-columns-spanned="2" table:number-rows-spanned="1"/>
          <table:covered-table-cell/>
          <table:table-cell table:number-columns-repeated="47"/>
        </table:table-row>
        <table:table-row table:style-name="ro10">
          <table:table-cell table:style-name="ce101" office:value-type="float" office:value="1" calcext:value-type="float">
            <text:p>1</text:p>
          </table:table-cell>
          <table:table-cell table:style-name="ce104" table:formula="of:=VLOOKUP(&quot;SIM&quot;;[.H2:.I2];2;0)&amp;&quot; (Cota reservada do item &quot;&amp;[$Mapa.A8]&amp;&quot; para ME/EPP em &quot;&amp;[.E2]*100&amp;&quot;%)&quot;" office:value-type="string" office:string-value="Cabine de pintura elestrostática com aplicador manual, conforme FET.DT.P03.002. (Cota reservada do item 1 para ME/EPP em 0%)" calcext:value-type="string">
            <text:p>Cabine de pintura elestrostática com aplicador manual, conforme FET.DT.P03.002. (Cota reservada do item 1 para ME/EPP em 0%)</text:p>
          </table:table-cell>
          <table:table-cell table:style-name="ce84" table:formula="of:=IF([.H2]=&quot;SIM&quot;;INT(0.25*[$Mapa.D8]);&quot;-&quot;)" office:value-type="float" office:value="0" calcext:value-type="float">
            <text:p>0</text:p>
          </table:table-cell>
          <table:table-cell table:style-name="ce86" table:formula="of:=IF([.H2]=&quot;SIM&quot;;[$Mapa.M8]*[.E2];&quot;-&quot;)" office:value-type="currency" office:currency="BRL" office:value="0" calcext:value-type="currency">
            <text:p>R$ 0,00</text:p>
          </table:table-cell>
          <table:table-cell table:style-name="ce85" table:formula="of:=ROUND(IF([.H2]=&quot;sim&quot;;[.C2]/[$Mapa.D8];&quot;-&quot;);4)" office:value-type="percentage" office:value="0" calcext:value-type="percentage">
            <text:p>0,00%</text:p>
          </table:table-cell>
          <table:table-cell table:style-name="ce106" table:formula="of:=[$Mapa.D8]-[.C2]" office:value-type="float" office:value="2" calcext:value-type="float">
            <text:p>2</text:p>
          </table:table-cell>
          <table:table-cell table:style-name="ce108" table:formula="of:=[$Mapa.M8]-[.D2]" office:value-type="currency" office:currency="BRL" office:value="142126.66" calcext:value-type="currency">
            <text:p>R$ 142.126,66</text:p>
          </table:table-cell>
          <table:table-cell table:style-name="ce109" table:formula="of:=IF([$Mapa.M8]&gt;80000;&quot;SIM&quot;;&quot;NÃO&quot;)" office:value-type="string" office:string-value="SIM" calcext:value-type="string">
            <text:p>SIM</text:p>
          </table:table-cell>
          <table:table-cell table:style-name="ce110" table:formula="of:=[$Mapa.B8]" office:value-type="string" office:string-value="Cabine de pintura elestrostática com aplicador manual, conforme FET.DT.P03.002." calcext:value-type="string">
            <text:p>Cabine de pintura elestrostática com aplicador manual, conforme FET.DT.P03.002.</text:p>
          </table:table-cell>
          <table:table-cell table:number-columns-repeated="6"/>
          <table:table-cell table:style-name="ce107"/>
          <table:table-cell table:style-name="ce106" table:number-columns-repeated="2"/>
          <table:table-cell table:number-columns-repeated="46"/>
        </table:table-row>
        <table:table-row table:style-name="ro2">
          <table:table-cell table:style-name="ce101"/>
          <table:table-cell table:style-name="ce105"/>
          <table:table-cell table:style-name="ce84"/>
          <table:table-cell table:style-name="ce86"/>
          <table:table-cell table:style-name="Default"/>
          <table:table-cell table:style-name="ce108"/>
          <table:table-cell table:style-name="ce85"/>
          <table:table-cell table:number-columns-repeated="5"/>
          <table:table-cell table:style-name="ce106"/>
          <table:table-cell table:style-name="ce110"/>
          <table:table-cell/>
          <table:table-cell table:style-name="ce107"/>
          <table:table-cell table:style-name="ce106" table:number-columns-repeated="2"/>
          <table:table-cell table:number-columns-repeated="46"/>
        </table:table-row>
        <table:table-row table:style-name="ro2">
          <table:table-cell table:style-name="ce101"/>
          <table:table-cell table:style-name="ce105"/>
          <table:table-cell table:style-name="ce84"/>
          <table:table-cell table:style-name="ce86"/>
          <table:table-cell table:style-name="ce106"/>
          <table:table-cell table:style-name="ce108"/>
          <table:table-cell table:style-name="ce85"/>
          <table:table-cell table:number-columns-repeated="5"/>
          <table:table-cell table:style-name="ce106"/>
          <table:table-cell table:style-name="ce110"/>
          <table:table-cell/>
          <table:table-cell table:style-name="ce107"/>
          <table:table-cell table:style-name="ce106" table:number-columns-repeated="2"/>
          <table:table-cell table:number-columns-repeated="46"/>
        </table:table-row>
        <table:table-row table:style-name="ro11" table:number-rows-repeated="8">
          <table:table-cell table:number-columns-repeated="17"/>
          <table:table-cell table:style-name="ce106"/>
          <table:table-cell table:number-columns-repeated="46"/>
        </table:table-row>
        <table:table-row table:style-name="ro11" table:number-rows-repeated="1048563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Planilha4" table:style-name="ta4">
        <table:table-column table:style-name="co29" table:number-columns-repeated="64" table:default-cell-style-name="Default"/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18P0"/>
    </number:currency-style>
    <number:percentage-style style:name="N119" number:title="Definido pelo usuário">
      <number:number number:decimal-places="7" number:min-decimal-places="7" number:min-integer-digits="1"/>
      <number:text>%</number:text>
    </number:percentag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pt" number:country="BR">
      <number:fill-character> </number:fill-character>
      <number:text>-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6P2" style:volatile="true" number:language="pt" number:country="BR">
      <number:text> R$ </number:text>
      <number:fill-character> </number:fill-character>
      <number:text>-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pt" number:country="BR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Currency" style:display-name="Excel Built-in Currency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0059" style:diagonal-bl-tr="none" style:diagonal-tl-br="none" fo:border="none"/>
      <style:text-properties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 style:data-style-name="N104">
      <style:table-cell-properties fo:background-color="#dddddd" style:diagonal-bl-tr="none" style:diagonal-tl-br="none" fo:border="0.06pt solid #000000"/>
      <style:text-properties fo:color="#000000" style:font-name="Times New Roman" fo:font-family="'Times New Roman'" style:font-family-generic="roman" fo:font-style="normal" fo:font-weight="normal" style:font-style-asian="normal" style:font-weight-asian="normal" style:font-name-complex="Times New Roman" style:font-family-complex="'Times New Roman'" style:font-family-generic-complex="roman" style:font-style-complex="normal" style:font-weight-complex="normal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027cm" fo:margin-bottom="0.877cm" fo:margin-left="0.453cm" fo:margin-right="0.351cm" style:print-page-order="ttb" style:first-page-number="continue" style:scale-to="4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9:57:32.08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ilha4" style:display-name="PageStyle_Planilha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9T13:20:43</meta:creation-date>
    <dc:language>pt-BR</dc:language>
    <meta:print-date>2020-05-20T11:07:00</meta:print-date>
    <dc:date>2021-09-17T09:58:38.925000000</dc:date>
    <meta:editing-cycles>237</meta:editing-cycles>
    <meta:editing-duration>P6DT21H47M18S</meta:editing-duration>
    <meta:generator>LibreOffice/7.0.2.2$Windows_X86_64 LibreOffice_project/8349ace3c3162073abd90d81fd06dcfb6b36b994</meta:generator>
    <meta:document-statistic meta:table-count="4" meta:cell-count="8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